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utler" svg:font-family="Butler"/>
    <style:font-face style:name="Arial Unicode MS1" svg:font-family="'Arial Unicode MS'"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bc420" officeooo:paragraph-rsid="000bc420"/>
    </style:style>
    <style:style style:name="P2" style:family="paragraph" style:parent-style-name="Standard">
      <style:paragraph-properties fo:text-align="center" style:justify-single-word="false"/>
      <style:text-properties officeooo:rsid="000bc420" officeooo:paragraph-rsid="000bc420"/>
    </style:style>
    <style:style style:name="P3" style:family="paragraph" style:parent-style-name="Standard">
      <style:text-properties officeooo:rsid="000bdaef" officeooo:paragraph-rsid="000bdaef"/>
    </style:style>
    <style:style style:name="P4" style:family="paragraph" style:parent-style-name="Standard">
      <style:text-properties officeooo:rsid="0011bb2b" officeooo:paragraph-rsid="0011bb2b"/>
    </style:style>
    <style:style style:name="P5" style:family="paragraph" style:parent-style-name="Standard">
      <style:text-properties officeooo:rsid="001626b3" officeooo:paragraph-rsid="00178e39"/>
    </style:style>
    <style:style style:name="P6" style:family="paragraph" style:parent-style-name="Standard">
      <style:text-properties officeooo:rsid="0018d7fe" officeooo:paragraph-rsid="0018d7fe"/>
    </style:style>
    <style:style style:name="T1" style:family="text">
      <style:text-properties officeooo:rsid="000d8b57"/>
    </style:style>
    <style:style style:name="T2" style:family="text">
      <style:text-properties officeooo:rsid="0012b03b"/>
    </style:style>
    <style:style style:name="T3" style:family="text">
      <style:text-properties officeooo:rsid="00178e39"/>
    </style:style>
    <style:style style:name="T4" style:family="text">
      <style:text-properties officeooo:rsid="001b9979"/>
    </style:style>
    <style:style style:name="T5" style:family="text">
      <style:text-properties fo:font-weight="bold" style:font-weight-asian="bold" style:font-weight-complex="bold"/>
    </style:style>
    <style:style style:name="T6" style:family="text">
      <style:text-properties fo:font-weight="bold" officeooo:rsid="000bdaef" style:font-weight-asian="bold" style:font-weight-complex="bold"/>
    </style:style>
    <style:style style:name="T7" style:family="text">
      <style:text-properties officeooo:rsid="001d58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A Spacious Equanimity – </text:span><text:span text:style-name="T6">programme </text:span><text:span text:style-name="T5">note</text:span></text:p>
      <text:p text:style-name="P1"/>
      <text:p text:style-name="P3">When <text:span text:style-name="T1">I got the brief for this piece, the hardest decision was the extent to which to address the connotations and meaning of each of the four statues (Love, Hope, Sloth and Despair) – whether to sketch out these virtues, emotions and psycho-physical states in the character of each instrumental part as it plays from each of the statues. Ultimately, I opted for a different approach, exemplified by the idea of equanimity, which I find most eloquently expressed in an anecdote about King Solomon: a sultan asked Solomon for a gift that would make him both infinitely happy and infinitely sad. Solomon produced a ring. On its inner edge stood the inscription “This too shall pass”. The equanimity in this piece therefore consists in recognising that all mental states – whether pleasant or otherwise – are only temporary, and furthermore, are just that: mental states, not the constitutive material of our person. </text:span></text:p>
      <text:p text:style-name="P3"/>
      <text:p text:style-name="P4">Each of the instruments <text:span text:style-name="T2">therefore works with similar material and the weight of the process is on how these materials gradually begin to coalesce: how they pass from a total chaos in which none can hear the other over their own stream of notes to responding to the pre-recorded sounds that seemed, at first, merely to disturb, and, finally, how they begin playing together and in response to each other. The form of the piece follows the shape of many natural processes such as sedimentation, the entropy of a closed energy system, or the burning up of firewood. However, it also suggests the gradual coming to rest of the mind during a meditation sitting.</text:span></text:p>
      <text:p text:style-name="P4"/>
      <text:p text:style-name="P5">The inspiration for the <text:span text:style-name="T3">selection of</text:span> pre-recorded sounds came from a<text:span text:style-name="T3">n</text:span> opinion poll on social media in which I asked people to name sounds that often <text:span text:style-name="T3">disturb them; bother them; steal their attention. My aim was to set up a musical situation in which these sounds could interact with their sonic surroundings in a way that transcended interruptions or disturbances, taking us from the everyday beyond and into the everyday.</text:span></text:p>
      <text:p text:style-name="P5"/>
      <text:p text:style-name="P6">The working title of the piece was “Equanimity”. <text:span text:style-name="T4">T</text:span>he present title comes from <text:span text:style-name="T7">a talk by </text:span>John Fraser. The piece is dedicated to John and the Glasgow Zen <text:span text:style-name="T7">Grou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utler" svg:font-family="Butler"/>
    <style:font-face style:name="Arial Unicode MS1" svg:font-family="'Arial Unicode MS'"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utler"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Butler"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Butler" fo:font-family="Butler"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Butler" fo:font-family="Butler"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utler" fo:font-family="Butler"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Mikyska</meta:initial-creator>
    <meta:creation-date>2020-10-28T18:34:54.584128708</meta:creation-date>
    <dc:date>2020-10-30T18:21:33.329292295</dc:date>
    <dc:creator>Ian Mikyska</dc:creator>
    <meta:editing-duration>P1DT23H36M10S</meta:editing-duration>
    <meta:editing-cycles>20</meta:editing-cycles>
    <meta:generator>LibreOffice/6.2.0.3$MacOSX_X86_64 LibreOffice_project/98c6a8a1c6c7b144ce3cc729e34964b47ce25d62</meta:generator>
    <meta:document-statistic meta:table-count="0" meta:image-count="0" meta:object-count="0" meta:page-count="1" meta:paragraph-count="5" meta:word-count="367" meta:character-count="2187" meta:non-whitespace-character-count="1819"/>
  </office:meta>
</office:document-meta>
</file>